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3-04_12-19-45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3-04_17-32-09_000.jpg</text:p>
          </table:table-cell>
          <table:table-cell table:style-name="ce19" office:value-type="string">
            <text:p>:m 1-2*2 RES / 64#78_14 / 『不完全性定理』 ゲーデル (goedel)、著；林晋、八杉満利子、訳・解説 / p.27 / w:数論的関数；再帰的；射影関数；直後関数 / N~</text:p>
          </table:table-cell>
          <table:table-cell table:style-name="ce4"/>
          <table:table-cell table:style-name="ce4"/>
          <table:table-cell table:style-name="ce4" office:value-type="string">
            <text:p>N-35-35-29.589843 E-139-34-48.171386</text:p>
          </table:table-cell>
          <table:table-cell table:style-name="ce36" table:formula="of:=IF([.E3]=&quot;&quot;;[.C3];CONCATENATE([.C3];&quot; / &quot;;[.E3]))" office:value-type="string" office:string-value=":m 1-2*2 RES / 64#78_14 / 『不完全性定理』 ゲーデル (goedel)、著；林晋、八杉満利子、訳・解説 / p.27 / w:数論的関数；再帰的；射影関数；直後関数 / N~">
            <text:p>:m 1-2*2 RES / 64#78_14 / 『不完全性定理』 ゲーデル (goedel)、著；林晋、八杉満利子、訳・解説 / p.27 / w:数論的関数；再帰的；射影関数；直後関数 / N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3-04_19-12-45_000.jpg</text:p>
          </table:table-cell>
          <table:table-cell table:style-name="ce19" office:value-type="string">
            <text:p>:m :尺八,shakuhachi,bamboo 1*1 / session-memo / s.1:scale=平調子,prac=平調子,key=D</text:p>
          </table:table-cell>
          <table:table-cell table:style-name="ce18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6" table:formula="of:=IF([.E4]=&quot;&quot;;[.C4];CONCATENATE([.C4];&quot; / &quot;;[.E4]))" office:value-type="string" office:string-value=":m :尺八,shakuhachi,bamboo 1*1 / session-memo / s.1:scale=平調子,prac=平調子,key=D">
            <text:p>:m :尺八,shakuhachi,bamboo 1*1 / session-memo / s.1:scale=平調子,prac=平調子,key=D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3-04_21-04-5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3-05_10-20-10_000.jpg</text:p>
          </table:table-cell>
          <table:table-cell table:style-name="ce17" office:value-type="string">
            <text:p>:m :PHOTO 起きた時刻 / 2020 / other=寝た時刻：４時半ぐらい；ポルノ閲覧、４時間ぐらい</text:p>
          </table:table-cell>
          <table:table-cell table:style-name="ce19"/>
          <table:table-cell table:style-name="ce4"/>
          <table:table-cell table:style-name="ce4" office:value-type="string">
            <text:p>N-35-35-21.542358 E-139-34-43.557128</text:p>
          </table:table-cell>
          <table:table-cell table:style-name="ce36" table:formula="of:=IF([.E6]=&quot;&quot;;[.C6];CONCATENATE([.C6];&quot; / &quot;;[.E6]))" office:value-type="string" office:string-value=":m :PHOTO 起きた時刻 / 2020 / other=寝た時刻：４時半ぐらい；ポルノ閲覧、４時間ぐらい">
            <text:p>:m :PHOTO 起きた時刻 / 2020 / other=寝た時刻：４時半ぐらい；ポルノ閲覧、４時間ぐらい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6" table:formula="of:=IF([.E7]=&quot;&quot;;[.C7];CONCATENATE([.C7];&quot; / &quot;;[.E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6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8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7"/>
          <table:table-cell table:style-name="ce4" table:number-columns-repeated="2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6"/>
          <table:table-cell table:style-name="ce37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39">
            <text:p>3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5">
            <text:p>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1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3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3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3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3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3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2021/03/05</text:date>, <text:time>12:32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3-05T12:32:59.27</dc:date>
    <dc:creator>iwabuchi ken</dc:creator>
    <meta:editing-duration>P31DT19H43M25S</meta:editing-duration>
    <meta:editing-cycles>11854</meta:editing-cycles>
    <meta:document-statistic meta:table-count="1" meta:cell-count="333" meta:object-count="0"/>
  </office:meta>
</office:document-meta>
</file>